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 style:list-style-name="L1">
      <style:paragraph-properties fo:line-height="100%" fo:text-align="start" style:justify-single-word="false"/>
    </style:style>
    <style:style style:name="P3" style:family="paragraph" style:parent-style-name="Standard" style:list-style-name="L2">
      <style:paragraph-properties fo:line-height="100%" fo:text-align="start" style:justify-single-word="false"/>
    </style:style>
    <style:style style:name="P4" style:family="paragraph" style:parent-style-name="Standard" style:list-style-name="L3">
      <style:paragraph-properties fo:line-height="100%" fo:text-align="start" style:justify-single-word="false"/>
    </style:style>
    <style:style style:name="P5" style:family="paragraph" style:parent-style-name="Standard" style:list-style-name="L4">
      <style:paragraph-properties fo:line-height="100%" fo:text-align="start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al problems and potential solutions:</text:p>
      <text:list xml:id="list1305919746" text:style-name="L1">
        <text:list-item>
          <text:p text:style-name="P2">Prob 1: separation of bird vocalization from background noise</text:p>
          <text:list>
            <text:list-item>
              <text:p text:style-name="P2">Soln 1: </text:p>
            </text:list-item>
          </text:list>
        </text:list-item>
        <text:list-item>
          <text:p text:style-name="P2">Prob 2: time overlapping bird vocalizations</text:p>
          <text:list>
            <text:list-item>
              <text:p text:style-name="P2">Soln 1: </text:p>
            </text:list-item>
          </text:list>
        </text:list-item>
        <text:list-item>
          <text:p text:style-name="P2">Prob 3: frequency overlapping bird vocalizations</text:p>
          <text:list>
            <text:list-item>
              <text:p text:style-name="P2">Soln 1: </text:p>
            </text:list-item>
          </text:list>
        </text:list-item>
        <text:list-item>
          <text:p text:style-name="P2">Prob 4: time varying, frequency varying calls</text:p>
          <text:list>
            <text:list-item>
              <text:p text:style-name="P2">Soln 1: Dynamic Time Warping algorithm</text:p>
            </text:list-item>
          </text:list>
        </text:list-item>
        <text:list-item>
          <text:p text:style-name="P2">Prob 5:</text:p>
          <text:list>
            <text:list-item>
              <text:p text:style-name="P2">Specific bird species vs bird/not-bird</text:p>
            </text:list-item>
          </text:list>
        </text:list-item>
        <text:list-item>
          <text:p text:style-name="P2">Prob 6:<text:tab/></text:p>
          <text:list>
            <text:list-item>
              <text:p text:style-name="P2">Tonal birdsong vs non-tonal birdsong</text:p>
            </text:list-item>
          </text:list>
        </text:list-item>
      </text:list>
      <text:p text:style-name="P1"/>
      <text:p text:style-name="P1">Bardeli, R., et. al. (2010). Detecting bird sounds in a complex acoustic environment and application to <text:tab/>bioacoustic monitoring. <text:span text:style-name="T1">Pattern Recognition Letters, 31, </text:span><text:span text:style-name="T2">1524-1534.</text:span></text:p>
      <text:list xml:id="list590126211" text:style-name="L2">
        <text:list-item>
          <text:p text:style-name="P3"><text:span text:style-name="T2">overview</text:span></text:p>
          <text:list>
            <text:list-item>
              <text:p text:style-name="P3"><text:span text:style-name="T2">techniques based on event detection and repetition rate estimation of birdsong elements</text:span></text:p>
            </text:list-item>
            <text:list-item>
              <text:p text:style-name="P3"><text:span text:style-name="T2">noise estimation from frequency bands known not to contain birdsong signals, noise reduction in these bands</text:span></text:p>
            </text:list-item>
            <text:list-item>
              <text:p text:style-name="P3"><text:span text:style-name="T2">algorithms designed for specific target species</text:span></text:p>
              <text:list>
                <text:list-item>
                  <text:p text:style-name="P3"><text:span text:style-name="T2">having prior knowledge improves recognition rates</text:span></text:p>
                </text:list-item>
                <text:list-item>
                  <text:p text:style-name="P3"><text:span text:style-name="T2"><text:s/>signal to noise ratio is permitted</text:span></text:p>
                </text:list-item>
              </text:list>
            </text:list-item>
            <text:list-item>
              <text:p text:style-name="P3"><text:span text:style-name="T2">two special purpose algorithms</text:span></text:p>
              <text:list>
                <text:list-item>
                  <text:p text:style-name="P3"><text:span text:style-name="T2">detecting simple spectral events in presence of broadband noise</text:span></text:p>
                  <text:list>
                    <text:list-item>
                      <text:p text:style-name="P3"><text:span text:style-name="T2">novelty curve is computed using peak picking of energy weighted, windowed power spectrum</text:span></text:p>
                    </text:list-item>
                    <text:list-item>
                      <text:p text:style-name="P3"><text:span text:style-name="T2">peak picked autocorrelation lag approximates the call repetition rate</text:span></text:p>
                    </text:list-item>
                  </text:list>
                </text:list-item>
                <text:list-item>
                  <text:p text:style-name="P3"><text:span text:style-name="T2">dealing with signals characterised by periodic repetition of simple elements</text:span></text:p>
                  <text:list>
                    <text:list-item>
                      <text:p text:style-name="P3"><text:span text:style-name="T2">novelty curve is computed using peak picking of energy weighted, windowed power spectrum, as above</text:span></text:p>
                    </text:list-item>
                    <text:list-item>
                      <text:p text:style-name="P3"><text:span text:style-name="T2">repetition rates are derived from autocorellation lag of novelty curve</text:span></text:p>
                    </text:list-item>
                  </text:list>
                </text:list-item>
              </text:list>
            </text:list-item>
            <text:list-item>
              <text:p text:style-name="P3"><text:span text:style-name="T2">results</text:span></text:p>
            </text:list-item>
          </text:list>
        </text:list-item>
      </text:list>
      <text:p text:style-name="P1"><text:span text:style-name="T2"/></text:p>
      <text:p text:style-name="P1"><text:span text:style-name="T2">Jancovic, Peter and Munevver Kokuer (2011). Automatic Detection and Recognition of Tonal Bird <text:tab/>Sounds in Noisy Environments. </text:span><text:span text:style-name="T1">Eurasip Journal on Advances in Signal Processing, 2011</text:span><text:span text:style-name="T2">.</text:span></text:p>
      <text:list xml:id="list1756447027" text:style-name="L3">
        <text:list-item>
          <text:p text:style-name="P4"><text:span text:style-name="T2">overview</text:span></text:p>
          <text:list>
            <text:list-item>
              <text:p text:style-name="P4"><text:span text:style-name="T2">goal: automatic detection and recognition of bird sounds in noisy environments</text:span></text:p>
            </text:list-item>
            <text:list-item>
              <text:p text:style-name="P4"><text:span text:style-name="T2">approach</text:span></text:p>
              <text:list>
                <text:list-item>
                  <text:p text:style-name="P4"><text:span text:style-name="T2">exploiting the spectral shape to identify sinusoidal components in the short time spectrum</text:span></text:p>
                </text:list-item>
                <text:list-item>
                  <text:p text:style-name="P4"><text:span text:style-name="T2">comparison of results obtained from MFCCs and tonal features</text:span></text:p>
                </text:list-item>
              </text:list>
            </text:list-item>
            <text:list-item>
              <text:p text:style-name="P4"><text:span text:style-name="T2">procedures</text:span></text:p>
              <text:list>
                <text:list-item>
                  <text:p text:style-name="P4"><text:span text:style-name="T2">sine-distance calculation from magnitude spectrum</text:span></text:p>
                </text:list-item>
                <text:list-item>
                  <text:p text:style-name="P4"><text:span text:style-name="T2">modeling with Gaussian mixture models</text:span></text:p>
                </text:list-item>
              </text:list>
            </text:list-item>
          </text:list>
        </text:list-item>
        <text:list-item>
          <text:p text:style-name="P4"><text:span text:style-name="T2">results</text:span></text:p>
          <text:list>
            <text:list-item>
              <text:p text:style-name="P4"><text:soft-page-break/><text:span text:style-name="T2">95% bird signal detection</text:span></text:p>
            </text:list-item>
          </text:list>
        </text:list-item>
      </text:list>
      <text:p text:style-name="P1"><text:span text:style-name="T2">Neal, Lawrence (2012). </text:span><text:span text:style-name="T1">Detection and Segmentation of Bird Song in Noisy Environments</text:span><text:span text:style-name="T2">. (Master's <text:tab/>Thesis).</text:span></text:p>
      <text:list xml:id="list1694799411" text:style-name="L4">
        <text:list-item>
          <text:p text:style-name="P5"><text:span text:style-name="T2">Overview</text:span></text:p>
          <text:list>
            <text:list-item>
              <text:p text:style-name="P5"><text:span text:style-name="T2">goal: extraction of birdsong from recordings</text:span></text:p>
            </text:list-item>
            <text:list-item>
              <text:p text:style-name="P5"><text:span text:style-name="T2">approach: decompose audio to a time-frequency spectrogram and apply supervised learning techniques to segment pixels of the spectrogram</text:span></text:p>
            </text:list-item>
            <text:list-item>
              <text:p text:style-name="P5"><text:span text:style-name="T2">there are 2 methods of segmentation:</text:span></text:p>
              <text:list>
                <text:list-item>
                  <text:p text:style-name="P5"><text:span text:style-name="T2">time-domain</text:span></text:p>
                </text:list-item>
                <text:list-item>
                  <text:p text:style-name="P5"><text:span text:style-name="T2">time-frequency</text:span></text:p>
                </text:list-item>
              </text:list>
            </text:list-item>
            <text:list-item>
              <text:p text:style-name="P5"><text:span text:style-name="T2">methods</text:span></text:p>
              <text:list>
                <text:list-item>
                  <text:p text:style-name="P5"><text:span text:style-name="T2">per-pixel time frequency</text:span></text:p>
                  <text:list>
                    <text:list-item>
                      <text:p text:style-name="P5"><text:span text:style-name="T2">classifies each pixel as being a bird on non-bird signal</text:span></text:p>
                    </text:list-item>
                    <text:list-item>
                      <text:p text:style-name="P5"><text:span text:style-name="T2">extracts positive regions as segments</text:span></text:p>
                    </text:list-item>
                  </text:list>
                </text:list-item>
                <text:list-item>
                  <text:p text:style-name="P5"><text:span text:style-name="T2">superpixel merger method</text:span></text:p>
                  <text:list>
                    <text:list-item>
                      <text:p text:style-name="P5"><text:span text:style-name="T2">pre-segmentation of pixels into small regions, creating “superpixels”</text:span></text:p>
                    </text:list-item>
                    <text:list-item>
                      <text:p text:style-name="P5"><text:span text:style-name="T2">clustering of superpixels to form a syllable segment</text:span></text:p>
                    </text:list-item>
                  </text:list>
                </text:list-item>
              </text:list>
            </text:list-item>
            <text:list-item>
              <text:p text:style-name="P5"><text:span text:style-name="T2">result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 Marse</meta:initial-creator>
    <meta:creation-date>2013-06-12T14:52:44</meta:creation-date>
    <dc:date>2013-06-12T18:47:33</dc:date>
    <dc:creator>Alex Marse</dc:creator>
    <meta:editing-duration>PT03H54M49S</meta:editing-duration>
    <meta:editing-cycles>82</meta:editing-cycles>
    <meta:generator>OpenOffice.org/3.2$Unix OpenOffice.org_project/320m12$Build-9483</meta:generator>
    <meta:document-statistic meta:table-count="0" meta:image-count="0" meta:object-count="0" meta:page-count="2" meta:paragraph-count="54" meta:word-count="413" meta:character-count="2626"/>
  </office:meta>
</office:document-meta>
</file>